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10.99mm"/>
    </style:style>
    <style:style style:name="co3" style:family="table-column">
      <style:table-column-properties fo:break-before="auto" style:column-width="25.66mm"/>
    </style:style>
    <style:style style:name="co4" style:family="table-column">
      <style:table-column-properties fo:break-before="auto" style:column-width="8.48mm"/>
    </style:style>
    <style:style style:name="co5" style:family="table-column">
      <style:table-column-properties fo:break-before="auto" style:column-width="7.21mm"/>
    </style:style>
    <style:style style:name="co6" style:family="table-column">
      <style:table-column-properties fo:break-before="auto" style:column-width="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TEWAY_20190509163339" table:style-name="ta1">
        <table:shapes>
          <draw:frame draw:z-index="0" draw:style-name="gr1" draw:text-style-name="P1" svg:width="239.37mm" svg:height="123.15mm" svg:x="100.61mm" svg:y="5.95mm">
            <loext:p draw:notify-on-update-of-ranges="GATEWAY_20190509163339.A1:GATEWAY_20190509163339.A1 GATEWAY_20190509163339.A2:GATEWAY_20190509163339.A54 GATEWAY_20190509163339.B1:GATEWAY_20190509163339.B1 GATEWAY_20190509163339.B2:GATEWAY_20190509163339.B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Contador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FREQUÊNCI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SF</text:p>
          </table:table-cell>
          <table:table-cell table:style-name="Default" office:value-type="string" calcext:value-type="string">
            <text:p>C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0" calcext:value-type="float">
            <text:p>-40</text:p>
          </table:table-cell>
          <table:table-cell office:value-type="float" office:value="915600000" calcext:value-type="float">
            <text:p>9156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6" calcext:value-type="float">
            <text:p>-46</text:p>
          </table:table-cell>
          <table:table-cell office:value-type="float" office:value="916200000" calcext:value-type="float">
            <text:p>916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6" calcext:value-type="float">
            <text:p>-36</text:p>
          </table:table-cell>
          <table:table-cell office:value-type="float" office:value="915400000" calcext:value-type="float">
            <text:p>915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1" calcext:value-type="float">
            <text:p>-41</text:p>
          </table:table-cell>
          <table:table-cell office:value-type="float" office:value="916000000" calcext:value-type="float">
            <text:p>9160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7" calcext:value-type="float">
            <text:p>-27</text:p>
          </table:table-cell>
          <table:table-cell office:value-type="float" office:value="915200000" calcext:value-type="float">
            <text:p>915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2" calcext:value-type="float">
            <text:p>-42</text:p>
          </table:table-cell>
          <table:table-cell office:value-type="float" office:value="916200000" calcext:value-type="float">
            <text:p>916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41" calcext:value-type="float">
            <text:p>-41</text:p>
          </table:table-cell>
          <table:table-cell office:value-type="float" office:value="915800000" calcext:value-type="float">
            <text:p>9158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43" calcext:value-type="float">
            <text:p>-43</text:p>
          </table:table-cell>
          <table:table-cell office:value-type="float" office:value="916400000" calcext:value-type="float">
            <text:p>916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6" calcext:value-type="float">
            <text:p>-46</text:p>
          </table:table-cell>
          <table:table-cell office:value-type="float" office:value="915600000" calcext:value-type="float">
            <text:p>9156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53" calcext:value-type="float">
            <text:p>-53</text:p>
          </table:table-cell>
          <table:table-cell office:value-type="float" office:value="915400000" calcext:value-type="float">
            <text:p>915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64" calcext:value-type="float">
            <text:p>-64</text:p>
          </table:table-cell>
          <table:table-cell office:value-type="float" office:value="915200000" calcext:value-type="float">
            <text:p>915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65" calcext:value-type="float">
            <text:p>-65</text:p>
          </table:table-cell>
          <table:table-cell office:value-type="float" office:value="916000000" calcext:value-type="float">
            <text:p>9160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62" calcext:value-type="float">
            <text:p>-62</text:p>
          </table:table-cell>
          <table:table-cell office:value-type="float" office:value="915400000" calcext:value-type="float">
            <text:p>915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76" calcext:value-type="float">
            <text:p>-76</text:p>
          </table:table-cell>
          <table:table-cell office:value-type="float" office:value="916000000" calcext:value-type="float">
            <text:p>9160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6" calcext:value-type="float">
            <text:p>-66</text:p>
          </table:table-cell>
          <table:table-cell office:value-type="float" office:value="915200000" calcext:value-type="float">
            <text:p>915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66" calcext:value-type="float">
            <text:p>-66</text:p>
          </table:table-cell>
          <table:table-cell office:value-type="float" office:value="915800000" calcext:value-type="float">
            <text:p>9158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66" calcext:value-type="float">
            <text:p>-66</text:p>
          </table:table-cell>
          <table:table-cell office:value-type="float" office:value="915600000" calcext:value-type="float">
            <text:p>9156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60" calcext:value-type="float">
            <text:p>-60</text:p>
          </table:table-cell>
          <table:table-cell office:value-type="float" office:value="916400000" calcext:value-type="float">
            <text:p>916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9" calcext:value-type="float">
            <text:p>-69</text:p>
          </table:table-cell>
          <table:table-cell office:value-type="float" office:value="916200000" calcext:value-type="float">
            <text:p>916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60" calcext:value-type="float">
            <text:p>-60</text:p>
          </table:table-cell>
          <table:table-cell office:value-type="float" office:value="916200000" calcext:value-type="float">
            <text:p>916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78" calcext:value-type="float">
            <text:p>-78</text:p>
          </table:table-cell>
          <table:table-cell office:value-type="float" office:value="915600000" calcext:value-type="float">
            <text:p>9156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66" calcext:value-type="float">
            <text:p>-66</text:p>
          </table:table-cell>
          <table:table-cell office:value-type="float" office:value="915800000" calcext:value-type="float">
            <text:p>9158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65" calcext:value-type="float">
            <text:p>-65</text:p>
          </table:table-cell>
          <table:table-cell office:value-type="float" office:value="916000000" calcext:value-type="float">
            <text:p>9160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6" calcext:value-type="float">
            <text:p>-66</text:p>
          </table:table-cell>
          <table:table-cell office:value-type="float" office:value="915200000" calcext:value-type="float">
            <text:p>915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9" calcext:value-type="float">
            <text:p>-59</text:p>
          </table:table-cell>
          <table:table-cell office:value-type="float" office:value="915400000" calcext:value-type="float">
            <text:p>915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60" calcext:value-type="float">
            <text:p>-60</text:p>
          </table:table-cell>
          <table:table-cell office:value-type="float" office:value="916400000" calcext:value-type="float">
            <text:p>916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69" calcext:value-type="float">
            <text:p>-69</text:p>
          </table:table-cell>
          <table:table-cell office:value-type="float" office:value="915600000" calcext:value-type="float">
            <text:p>9156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60" calcext:value-type="float">
            <text:p>-60</text:p>
          </table:table-cell>
          <table:table-cell office:value-type="float" office:value="915200000" calcext:value-type="float">
            <text:p>915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55" calcext:value-type="float">
            <text:p>-55</text:p>
          </table:table-cell>
          <table:table-cell office:value-type="float" office:value="915400000" calcext:value-type="float">
            <text:p>915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1" calcext:value-type="float">
            <text:p>-61</text:p>
          </table:table-cell>
          <table:table-cell office:value-type="float" office:value="916000000" calcext:value-type="float">
            <text:p>9160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51" calcext:value-type="float">
            <text:p>-51</text:p>
          </table:table-cell>
          <table:table-cell office:value-type="float" office:value="916200000" calcext:value-type="float">
            <text:p>916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2" calcext:value-type="float">
            <text:p>-52</text:p>
          </table:table-cell>
          <table:table-cell office:value-type="float" office:value="915800000" calcext:value-type="float">
            <text:p>9158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4" calcext:value-type="float">
            <text:p>-54</text:p>
          </table:table-cell>
          <table:table-cell office:value-type="float" office:value="916400000" calcext:value-type="float">
            <text:p>916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9" calcext:value-type="float">
            <text:p>-49</text:p>
          </table:table-cell>
          <table:table-cell office:value-type="float" office:value="916200000" calcext:value-type="float">
            <text:p>916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3" calcext:value-type="float">
            <text:p>-53</text:p>
          </table:table-cell>
          <table:table-cell office:value-type="float" office:value="915200000" calcext:value-type="float">
            <text:p>915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5" calcext:value-type="float">
            <text:p>-45</text:p>
          </table:table-cell>
          <table:table-cell office:value-type="float" office:value="915600000" calcext:value-type="float">
            <text:p>9156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3" calcext:value-type="float">
            <text:p>-43</text:p>
          </table:table-cell>
          <table:table-cell office:value-type="float" office:value="915400000" calcext:value-type="float">
            <text:p>915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9" calcext:value-type="float">
            <text:p>-49</text:p>
          </table:table-cell>
          <table:table-cell office:value-type="float" office:value="916000000" calcext:value-type="float">
            <text:p>9160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5" calcext:value-type="float">
            <text:p>-45</text:p>
          </table:table-cell>
          <table:table-cell office:value-type="float" office:value="916400000" calcext:value-type="float">
            <text:p>916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8" calcext:value-type="float">
            <text:p>-48</text:p>
          </table:table-cell>
          <table:table-cell office:value-type="float" office:value="915800000" calcext:value-type="float">
            <text:p>9158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3" calcext:value-type="float">
            <text:p>-43</text:p>
          </table:table-cell>
          <table:table-cell office:value-type="float" office:value="915800000" calcext:value-type="float">
            <text:p>9158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1" calcext:value-type="float">
            <text:p>-51</text:p>
          </table:table-cell>
          <table:table-cell office:value-type="float" office:value="916400000" calcext:value-type="float">
            <text:p>916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3" calcext:value-type="float">
            <text:p>-63</text:p>
          </table:table-cell>
          <table:table-cell office:value-type="float" office:value="915600000" calcext:value-type="float">
            <text:p>9156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3" calcext:value-type="float">
            <text:p>-43</text:p>
          </table:table-cell>
          <table:table-cell office:value-type="float" office:value="916000000" calcext:value-type="float">
            <text:p>9160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1" calcext:value-type="float">
            <text:p>-31</text:p>
          </table:table-cell>
          <table:table-cell office:value-type="float" office:value="916200000" calcext:value-type="float">
            <text:p>916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7" calcext:value-type="float">
            <text:p>-37</text:p>
          </table:table-cell>
          <table:table-cell office:value-type="float" office:value="915200000" calcext:value-type="float">
            <text:p>915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6" calcext:value-type="float">
            <text:p>-36</text:p>
          </table:table-cell>
          <table:table-cell office:value-type="float" office:value="915600000" calcext:value-type="float">
            <text:p>9156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916200000" calcext:value-type="float">
            <text:p>916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1" calcext:value-type="float">
            <text:p>-41</text:p>
          </table:table-cell>
          <table:table-cell office:value-type="float" office:value="916000000" calcext:value-type="float">
            <text:p>9160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7" calcext:value-type="float">
            <text:p>-37</text:p>
          </table:table-cell>
          <table:table-cell office:value-type="float" office:value="916400000" calcext:value-type="float">
            <text:p>916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 office:value-type="float" office:value="915800000" calcext:value-type="float">
            <text:p>9158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9" calcext:value-type="float">
            <text:p>-39</text:p>
          </table:table-cell>
          <table:table-cell office:value-type="float" office:value="915400000" calcext:value-type="float">
            <text:p>9154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915200000" calcext:value-type="float">
            <text:p>915200000</text:p>
          </table:table-cell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/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6:37:07.695525356</dc:date>
    <meta:editing-duration>PT3M5S</meta:editing-duration>
    <meta:editing-cycles>1</meta:editing-cycles>
    <meta:document-statistic meta:table-count="1" meta:cell-count="32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38cm" svg:height="12.316cm" xlink:href=".." xlink:type="simple" chart:class="chart:scatter" chart:style-name="ch1">
        <chart:title svg:x="8.473cm" svg:y="0.382cm" chart:style-name="ch2">
          <text:p>RSSI do EndNode para o Gateway</text:p>
        </chart:title>
        <chart:legend chart:legend-position="end" svg:x="22.363cm" svg:y="5.859cm" style:legend-expansion="high" chart:style-name="ch3"/>
        <chart:plot-area chart:style-name="ch4" table:cell-range-address="GATEWAY_20190509163339.A1:GATEWAY_20190509163339.B54" chart:data-source-has-labels="row" svg:x="1.489cm" svg:y="1.407cm" svg:width="20.396cm" svg:height="9.682cm">
          <chartooo:coordinate-region svg:x="2.216cm" svg:y="1.606cm" svg:width="19.482cm" svg:height="9.284cm"/>
          <chart:axis chart:dimension="x" chart:name="primary-x" chart:style-name="ch5">
            <chart:title svg:x="10.955cm" svg:y="11.335cm" chart:style-name="ch6">
              <text:p>Contador</text:p>
            </chart:title>
          </chart:axis>
          <chart:axis chart:dimension="y" chart:name="primary-y" chart:style-name="ch5">
            <chart:title svg:x="0.451cm" svg:y="6.676cm" chart:style-name="ch7">
              <text:p>RSSI</text:p>
            </chart:title>
            <chart:grid chart:style-name="ch8" chart:class="major"/>
          </chart:axis>
          <chart:series chart:style-name="ch9" chart:values-cell-range-address="GATEWAY_20190509163339.B2:GATEWAY_20190509163339.B54" chart:label-cell-address="GATEWAY_20190509163339.B1:GATEWAY_20190509163339.B1" chart:class="chart:scatter">
            <chart:domain table:cell-range-address="GATEWAY_20190509163339.A2:GATEWAY_20190509163339.A54"/>
            <chart:data-point chart:repeated="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SI</text:p>
                <draw:g>
                  <svg:desc>GATEWAY_20190509163339.B1:GATEWAY_20190509163339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">
                <text:p>53</text:p>
                <draw:g>
                  <svg:desc>GATEWAY_20190509163339.A2:GATEWAY_20190509163339.A54</svg:desc>
                </draw:g>
              </table:table-cell>
              <table:table-cell office:value-type="float" office:value="-40">
                <text:p>-40</text:p>
                <draw:g>
                  <svg:desc>GATEWAY_20190509163339.B2:GATEWAY_20190509163339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-45">
                <text:p>-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